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vg:panose-1="0 0 0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roman" svg:panose-1="0 0 0 0 0 0 0 0 0 0"/>
    <style:font-face style:name="DejaVu Sans Mono" svg:font-family="DejaVu Sans Mono" style:font-family-generic="modern" style:font-pitch="variable" svg:panose-1="2 11 6 9 3 8 4 2 2 4"/>
  </office:font-face-decls>
  <office:automatic-styles>
    <style:style style:name="P1" style:parent-style-name="Normal" style:master-page-name="MP0" style:family="paragraph">
      <style:paragraph-properties fo:break-before="page"/>
    </style:style>
    <style:style style:name="P2" style:parent-style-name="Title" style:family="paragraph">
      <style:paragraph-properties fo:text-align="center"/>
    </style:style>
    <style:style style:name="P3" style:parent-style-name="Normal" style:family="paragraph">
      <style:text-properties style:font-name="DejaVu Sans Mono" style:font-name-complex="DejaVu Sans Mono" fo:font-size="6pt" style:font-size-asian="6pt" style:font-size-complex="6pt"/>
    </style:style>
    <style:style style:name="P4" style:parent-style-name="Normal" style:family="paragraph">
      <style:text-properties style:font-name="DejaVu Sans Mono" style:font-name-complex="DejaVu Sans Mono" fo:font-size="6pt" style:font-size-asian="6pt" style:font-size-complex="6pt"/>
    </style:style>
    <style:style style:name="P5" style:parent-style-name="Normal" style:family="paragraph">
      <style:text-properties style:font-name="DejaVu Sans Mono" style:font-name-complex="DejaVu Sans Mono" fo:font-size="6pt" style:font-size-asian="6pt" style:font-size-complex="6pt"/>
    </style:style>
    <style:style style:name="P6" style:parent-style-name="Normal" style:family="paragraph">
      <style:text-properties style:font-name="DejaVu Sans Mono" style:font-name-complex="DejaVu Sans Mono" fo:font-size="6pt" style:font-size-asian="6pt" style:font-size-complex="6pt"/>
    </style:style>
    <style:style style:name="P7" style:parent-style-name="Normal" style:family="paragraph">
      <style:text-properties style:font-name="DejaVu Sans Mono" style:font-name-complex="DejaVu Sans Mono" fo:font-size="6pt" style:font-size-asian="6pt" style:font-size-complex="6pt"/>
    </style:style>
    <style:style style:name="P8" style:parent-style-name="Normal" style:family="paragraph">
      <style:text-properties style:font-name="DejaVu Sans Mono" style:font-name-complex="DejaVu Sans Mono" fo:font-size="6pt" style:font-size-asian="6pt" style:font-size-complex="6pt"/>
    </style:style>
    <style:style style:name="P9" style:parent-style-name="Normal" style:family="paragraph">
      <style:text-properties style:font-name="DejaVu Sans Mono" style:font-name-complex="DejaVu Sans Mono" fo:font-size="6pt" style:font-size-asian="6pt" style:font-size-complex="6pt"/>
    </style:style>
    <style:style style:name="P10" style:parent-style-name="Normal" style:family="paragraph">
      <style:text-properties style:font-name="DejaVu Sans Mono" style:font-name-complex="DejaVu Sans Mono" fo:font-size="6pt" style:font-size-asian="6pt" style:font-size-complex="6pt"/>
    </style:style>
    <style:style style:name="P11" style:parent-style-name="Normal" style:family="paragraph">
      <style:text-properties style:font-name="DejaVu Sans Mono" style:font-name-complex="DejaVu Sans Mono" fo:font-size="6pt" style:font-size-asian="6pt" style:font-size-complex="6pt"/>
    </style:style>
  </office:automatic-styles>
  <office:body>
    <office:text text:use-soft-page-breaks="true">
      <text:p text:style-name="P1">Jason Waataja, Justin Frank</text:p>
      <text:p text:style-name="Normal">IB Computer Science HL</text:p>
      <text:p text:style-name="Normal">November 23, 2016</text:p>
      <text:p text:style-name="Normal"/>
      <text:p text:style-name="P2">Data Analysis Project</text:p>
      <text:p text:style-name="Normal"/>
      <text:p text:style-name="Normal">Link to the data:</text:p>
      <text:p text:style-name="Normal">projects.fivethirtyeight.com/general-model/president_general_polls_2016.csv</text:p>
      <text:h text:style-name="Heading1" text:outline-level="1">Introduction</text:h>
      <text:p text:style-name="Normal">We analyzed polling data from FiveThirtyEight. This is one of the most<text:s/>respected websites for<text:s/>information on elections. We looked at various factors that the data gave us and how it influenced the polling numbers for each candidate. We chose this data because it is actual real world data that was important to the real world. In addition to that, it is widely known that this polling data was inaccurate. We wanted to know how the results from the poles compared to the actual results of the election.</text:p>
      <text:p text:style-name="Normal"/>
      <text:h text:style-name="Heading1" text:outline-level="1">Summary</text:h>
      <text:p text:style-name="Normal">We found a lot of interesting information from our data. Here is the raw output of our program:</text:p>
      <text:p text:style-name="P3">name<text:tab/><text:tab/>average<text:tab/>standard deviation<text:tab/>min<text:tab/>first quartile<text:tab/>median<text:tab/>third quartile<text:tab/>max</text:p>
      <text:p text:style-name="P4">samplesize<text:tab/>1148.22<text:tab/>2630.54<text:tab/><text:tab/>35.0<text:tab/>447.0<text:tab/><text:tab/>772.0<text:tab/>1237.0<text:tab/><text:tab/>84292.0</text:p>
      <text:p text:style-name="P5">rawpoll_clinton<text:tab/>41.99<text:tab/>7.73<text:tab/><text:tab/>11.04<text:tab/>38.0<text:tab/><text:tab/>43.0<text:tab/>46.2<text:tab/><text:tab/>88.0</text:p>
      <text:p text:style-name="P6">rawpoll_trump<text:tab/>39.83<text:tab/>7.88<text:tab/><text:tab/>4.0<text:tab/>35.0<text:tab/><text:tab/>40.0<text:tab/>45.0<text:tab/><text:tab/>68.0</text:p>
      <text:p text:style-name="P7">rawpoll_johnson<text:tab/>7.38<text:tab/>2.96<text:tab/><text:tab/>0.0<text:tab/>5.4<text:tab/><text:tab/>7.0<text:tab/>9.0<text:tab/><text:tab/>25.0</text:p>
      <text:p text:style-name="P8"><text:s/></text:p>
      <text:p text:style-name="P9">5 most used pollsters</text:p>
      <text:p text:style-name="P10">Ipsos, Google Consumer Surveys, SurveyMonkey, YouGov, Rasmussen Reports/Pulse Opinion Research</text:p>
      <text:p text:style-name="P11"/>
      <text:p text:style-name="Normal">This gave us some very interesting results. First is the most common pollsters. The 5 most common pollster from most common to least common were<text:s/>Ipsos, Google Consumer Surveys, SurveyMonkey, YouGov,<text:s/>and<text:s/>Rasmussen Reports/Pulse Opinion Research. This included some popular and well known pollsters like Google and Rasmussen, but also some that I’ve never heard of such as Ipsos.</text:p>
      <text:p text:style-name="Normal"/>
      <text:p text:style-name="Normal">Another thing we looked at was what the estimated polls for each candidate to forecast who would win. FiveThirtyEight famously gave Trump a one third chance of winning, significantly higher than any other site. In this data, Clinton is clearly winning with __ percent vs Trump’s __ percent for the mean, but this<text:s/><text:soft-page-break/>also holds true for the median. However, a situation in which Trump won was easily within one standard deviation of each percentage.</text:p>
      <text:p text:style-name="Normal"/>
      <text:p text:style-name="Normal">We also looked at the rawpoll of each candi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vg:panose-1="0 0 0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roman" svg:panose-1="0 0 0 0 0 0 0 0 0 0"/>
    <style:font-face style:name="DejaVu Sans Mono" svg:font-family="DejaVu Sans Mono" style:font-family-generic="modern" style:font-pitch="variable" svg:panose-1="2 11 6 9 3 8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style style:name="Title" style:display-name="Title" style:family="paragraph" style:parent-style-name="Normal" style:next-style-name="Normal">
      <style:paragraph-properties fo:margin-bottom="0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Yu Gothic Light"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aataja, Jason S - ING 12 000</meta:initial-creator>
    <dc:creator>Waataja, Jason S - ING 12 000</dc:creator>
    <meta:creation-date>2016-11-23T17:37:00Z</meta:creation-date>
    <dc:date>2016-11-23T18:16:00Z</dc:date>
    <meta:template xlink:href="Normal" xlink:type="simple"/>
    <meta:editing-cycles>1</meta:editing-cycles>
    <meta:editing-duration>PT2340S</meta:editing-duration>
    <meta:document-statistic meta:page-count="2" meta:paragraph-count="4" meta:word-count="313" meta:character-count="2097" meta:row-count="14" meta:non-whitespace-character-count="1788"/>
  </office:meta>
</office:document-meta>
</file>